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29bd4" officeooo:paragraph-rsid="00229bd4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1788b"/>
    </style:style>
    <style:style style:name="T3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a </text:span><text:span text:style-name="T2">speci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13.753853294</dc:date>
    <meta:editing-duration>PT11M52S</meta:editing-duration>
    <meta:editing-cycles>10</meta:editing-cycles>
    <meta:document-statistic meta:table-count="2" meta:image-count="0" meta:object-count="0" meta:page-count="1" meta:paragraph-count="36" meta:word-count="52" meta:character-count="347" meta:non-whitespace-character-count="331"/>
  </office:meta>
</office:document-meta>
</file>